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Controller.implicitPayloadWithIgnoredAnnotations( IncomingMessage incomingMessage , @ DestinationVariable Ignored destinationVariable , @ Header Ignored header , @ Headers Ignored headers , MessageHeaders messageHeaders , MessageHeaderAccessor messageHeaderAccessor ,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utgoingMessag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ontroller.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ReflectiveProcessorTests.registerReflectiveHintsForMethodWithImplici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MappingReflectiveProcessorTests.registerReflectiveHintsFo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omingMessage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appingReflectiveProcessorTests.registerReflectiveHintsForMethodWith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utgoingMessage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ontroller.implicitPayload( IncomingMessage incoming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Controller.message( Message &lt; IncomingMessage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MappingReflectiveProcessorTests.registerReflectiveHintsForMethodWithImplicitPayloadAndIgnor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MappingReflectiveProcessorTests.registerReflectiveHintsForMethodWith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MappingReflectiveProcessorTests.registerReflectiveHintsForMethodWithExplici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ampleController.explicitPayload( @ Payload IncomingMessage incoming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utgoingMessage.Outgoing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Messag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